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Droid Sans Mono" svg:font-family="'Droid Sans Mono', monospace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4.83cm" fo:min-width="4.58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9cm" fo:min-width="0.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.987cm" fo:min-width="0cm"/>
    </style:style>
    <style:style style:name="gr1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58cm" fo:min-width="0.0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line-height="115%"/>
      <style:text-properties style:font-name="Droid Sans Mono" fo:font-size="10.5pt" style:font-name-complex="Droid Sans Mono"/>
    </style:style>
    <style:style style:name="P7" style:family="paragraph">
      <style:paragraph-properties fo:line-height="115%"/>
      <style:text-properties fo:color="#000000" style:font-name="Droid Sans Mono" fo:font-size="10.5pt" style:font-name-complex="Droid Sans Mono"/>
    </style:style>
    <style:style style:name="P8" style:family="paragraph">
      <loext:graphic-properties draw:fill="none" draw:fill-color="#ffffff"/>
      <style:paragraph-properties fo:line-height="115%"/>
      <style:text-properties style:font-name="Droid Sans Mono" fo:font-size="10.5pt" style:font-name-complex="Droid Sans Mono"/>
    </style:style>
    <style:style style:name="P9" style:family="paragraph">
      <style:paragraph-properties fo:margin-left="0cm" fo:margin-right="0cm" fo:margin-top="0cm" fo:margin-bottom="0cm" fo:line-height="115%" fo:text-indent="0cm"/>
      <style:text-properties style:font-name="Droid Sans Mono" fo:font-size="10.5pt" style:font-name-complex="Droid Sans Mono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indent="0cm"/>
      <style:text-properties style:font-name="Droid Sans Mono" fo:font-size="10.5pt" style:font-name-complex="Droid Sans Mono"/>
    </style:style>
    <style:style style:name="P11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0000ff" style:font-name="Droid Sans Mono" fo:font-size="7pt" style:font-size-asian="13pt" style:font-name-complex="Droid Sans Mono" style:font-size-complex="13pt"/>
    </style:style>
    <style:style style:name="T4" style:family="text">
      <style:text-properties fo:color="#000000" style:font-name="Droid Sans Mono" fo:font-size="7pt" style:font-size-asian="13pt" style:font-name-complex="Droid Sans Mono" style:font-size-complex="13pt"/>
    </style:style>
    <style:style style:name="T5" style:family="text">
      <style:text-properties fo:color="#795e26" style:font-name="Droid Sans Mono" fo:font-size="7pt" style:font-size-asian="13pt" style:font-name-complex="Droid Sans Mono" style:font-size-complex="13pt"/>
    </style:style>
    <style:style style:name="T6" style:family="text">
      <style:text-properties fo:color="#0000ff" style:font-name="Droid Sans Mono" fo:font-size="7pt" style:font-size-asian="7pt" style:font-name-complex="Droid Sans Mono" style:font-size-complex="7pt"/>
    </style:style>
    <style:style style:name="T7" style:family="text">
      <style:text-properties fo:color="#001080" style:font-name="Droid Sans Mono" fo:font-size="7pt" style:font-size-asian="13pt" style:font-name-complex="Droid Sans Mono" style:font-size-complex="13pt"/>
    </style:style>
    <style:style style:name="T8" style:family="text">
      <style:text-properties fo:color="#af00db" style:font-name="Droid Sans Mono" fo:font-size="7pt" style:font-size-asian="7pt" style:font-name-complex="Droid Sans Mono" style:font-size-complex="7pt"/>
    </style:style>
    <style:style style:name="T9" style:family="text">
      <style:text-properties fo:color="#af00db" style:font-name="Droid Sans Mono" fo:font-size="7pt" style:font-size-asian="13pt" style:font-name-complex="Droid Sans Mono" style:font-size-complex="13pt"/>
    </style:style>
    <style:style style:name="T10" style:family="text">
      <style:text-properties fo:font-size="7pt" style:font-size-asian="13pt" style:font-size-complex="13pt"/>
    </style:style>
    <style:style style:name="T11" style:family="text">
      <style:text-properties style:font-name="Droid Sans Mono" fo:font-size="7pt" style:font-name-complex="Droid Sans Mono"/>
    </style:style>
    <style:style style:name="T12" style:family="text">
      <style:text-properties style:font-name="Droid Sans Mono" fo:font-size="7pt" fo:font-style="italic" style:font-style-asian="italic" style:font-name-complex="Droid Sans Mono" style:font-style-complex="italic"/>
    </style:style>
    <style:style style:name="T13" style:family="text">
      <style:text-properties style:font-name="Droid Sans Mono" fo:font-size="7pt" style:font-size-asian="13pt" style:font-name-complex="Droid Sans Mono" style:font-size-complex="13pt"/>
    </style:style>
    <style:style style:name="T14" style:family="text">
      <style:text-properties style:font-name="Droid Sans Mono" fo:font-size="7pt" fo:font-style="italic" style:font-size-asian="13pt" style:font-style-asian="italic" style:font-name-complex="Droid Sans Mono" style:font-size-complex="13pt" style:font-style-complex="italic"/>
    </style:style>
    <style:style style:name="T15" style:family="text">
      <style:text-properties style:font-name="Droid Sans Mono" fo:font-size="7pt" fo:font-style="normal" style:font-size-asian="13pt" style:font-style-asian="normal" style:font-name-complex="Droid Sans Mono" style:font-size-complex="13pt" style:font-style-complex="normal"/>
    </style:style>
    <style:style style:name="T16" style:family="text">
      <style:text-properties fo:color="#795e26" style:font-name="Droid Sans Mono" fo:font-size="7pt" fo:font-style="normal" style:font-size-asian="13pt" style:font-style-asian="normal" style:font-name-complex="Droid Sans Mono" style:font-size-complex="13pt" style:font-style-complex="normal"/>
    </style:style>
    <style:style style:name="T17" style:family="text">
      <style:text-properties fo:color="#000000" style:font-name="Droid Sans Mono" fo:font-size="7pt" fo:font-style="italic" style:font-size-asian="13pt" style:font-style-asian="italic" style:font-name-complex="Droid Sans Mono" style:font-size-complex="13pt" style:font-style-complex="italic"/>
    </style:style>
    <style:style style:name="T18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17.764cm" svg:y="15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0.508cm" svg:height="0.508cm" svg:x="17.891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5.08cm" svg:height="5.08cm" svg:x="4.175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0.762cm" svg:height="0.762cm" svg:x="2.524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3.8cm" svg:height="0.878cm" svg:x="4.81cm" svg:y="2.651cm">
          <draw:text-box>
            <text:p text:style-name="P3"><text:span text:style-name="T1">Initialisie</text:span><text:span text:style-name="T1">rung</text:span></text:p>
          </draw:text-box>
        </draw:frame>
        <draw:frame draw:style-name="gr5" draw:text-style-name="P5" draw:layer="layout" svg:width="5.193cm" svg:height="0.662cm" svg:x="4.189cm" svg:y="3.767cm">
          <draw:text-box>
            <text:p><text:span text:style-name="T2">declare </text:span><text:span text:style-name="T2">@pthread_create(...)</text:span></text:p>
          </draw:text-box>
        </draw:frame>
        <draw:custom-shape draw:style-name="gr3" draw:text-style-name="P1" xml:id="id10" draw:id="id10" draw:layer="layout" svg:width="5.08cm" svg:height="5.08cm" svg:x="11.795cm" svg:y="3.5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169cm" svg:height="0.878cm" svg:x="12.684cm" svg:y="2.651cm">
          <draw:text-box>
            <text:p text:style-name="P3"><text:span text:style-name="T1">D</text:span><text:span text:style-name="T1">a</text:span><text:span text:style-name="T1">t</text:span><text:span text:style-name="T1">e</text:span><text:span text:style-name="T1">n</text:span><text:span text:style-name="T1">f</text:span><text:span text:style-name="T1">l</text:span><text:span text:style-name="T1">u</text:span><text:span text:style-name="T1">s</text:span><text:span text:style-name="T1">s</text:span></text:p>
          </draw:text-box>
        </draw:frame>
        <draw:frame draw:style-name="gr5" draw:text-style-name="P5" draw:layer="layout" svg:width="4.092cm" svg:height="0.662cm" svg:x="4.189cm" svg:y="4.783cm">
          <draw:text-box>
            <text:p><text:span text:style-name="T2">declare @sem_init(...)</text:span></text:p>
          </draw:text-box>
        </draw:frame>
        <draw:frame draw:style-name="gr5" draw:text-style-name="P5" draw:layer="layout" svg:width="4.824cm" svg:height="0.662cm" svg:x="4.175cm" svg:y="5.799cm">
          <draw:text-box>
            <text:p><text:span text:style-name="T2">%</text:span><text:span text:style-name="T2">u</text:span><text:span text:style-name="T2">n</text:span><text:span text:style-name="T2">i</text:span><text:span text:style-name="T2">o</text:span><text:span text:style-name="T2">n</text:span><text:span text:style-name="T2">.</text:span><text:span text:style-name="T2">p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_</text:span><text:span text:style-name="T2">a</text:span><text:span text:style-name="T2">t</text:span><text:span text:style-name="T2">t</text:span><text:span text:style-name="T2">r</text:span><text:span text:style-name="T2">_</text:span><text:span text:style-name="T2">t</text:span><text:span text:style-name="T2"> </text:span><text:span text:style-name="T2">=</text:span><text:span text:style-name="T2"> </text:span><text:span text:style-name="T2">.</text:span><text:span text:style-name="T2">.</text:span><text:span text:style-name="T2">.</text:span></text:p>
          </draw:text-box>
        </draw:frame>
        <draw:custom-shape draw:style-name="gr6" draw:text-style-name="P2" draw:layer="layout" svg:width="0.169cm" svg:height="0.169cm" svg:x="6.588cm" svg:y="6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169cm" svg:height="0.169cm" svg:x="6.58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169cm" svg:height="0.169cm" svg:x="6.588cm" svg:y="7.5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1" draw:id="id11" draw:layer="layout" svg:width="5.08cm" svg:height="5.08cm" svg:x="4.175cm" svg:y="11.1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519cm" svg:height="0.878cm" svg:x="4.429cm" svg:y="10.271cm">
          <draw:text-box>
            <text:p text:style-name="P3"><text:span text:style-name="T1">Synchronisati</text:span><text:span text:style-name="T1">on</text:span></text:p>
          </draw:text-box>
        </draw:frame>
        <draw:frame draw:style-name="gr7" draw:text-style-name="P3" draw:layer="layout" svg:width="4.636cm" svg:height="0.47cm" svg:x="12.049cm" svg:y="3.7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3" draw:layer="layout" svg:width="1.424cm" svg:height="0.47cm" svg:x="12.049cm" svg:y="7.89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8" xml:id="id1" draw:id="id1" draw:layer="layout" svg:width="2.656cm" svg:height="1.575cm" svg:x="12.049cm" svg:y="4.378cm">
          <draw:text-box>
            <text:p text:style-name="P6"><text:span text:style-name="T3">int</text:span><text:span text:style-name="T4"> </text:span><text:span text:style-name="T5">function</text:span><text:span text:style-name="T4">() {</text:span></text:p>
            <text:p text:style-name="P6"><text:span text:style-name="T6"><text:s text:c="2"/></text:span><text:span text:style-name="T3">int</text:span><text:span text:style-name="T4"> </text:span><text:span text:style-name="T7">var</text:span><text:span text:style-name="T4"> = </text:span><text:span text:style-name="T5">rand</text:span><text:span text:style-name="T4">();</text:span></text:p>
            <text:p text:style-name="P6"><text:span text:style-name="T8"><text:s text:c="2"/></text:span><text:span text:style-name="T9">return</text:span><text:span text:style-name="T4"> </text:span><text:span text:style-name="T7">var</text:span><text:span text:style-name="T4">;</text:span></text:p>
            <text:p text:style-name="P7"><text:span text:style-name="T10">}</text:span></text:p>
          </draw:text-box>
        </draw:frame>
        <draw:frame draw:style-name="gr8" draw:text-style-name="P8" xml:id="id2" draw:id="id2" draw:layer="layout" svg:width="3.308cm" svg:height="1.906cm" svg:x="13.446cm" svg:y="6.08cm">
          <draw:text-box>
            <text:p text:style-name="P6"><text:span text:style-name="T3">int </text:span><text:span text:style-name="T7">glob_var</text:span><text:span text:style-name="T4">;</text:span></text:p>
            <text:p text:style-name="P6"><text:span text:style-name="T3">int</text:span><text:span text:style-name="T4"> </text:span><text:span text:style-name="T5">function</text:span><text:span text:style-name="T4">() {</text:span></text:p>
            <text:p text:style-name="P6"><text:span text:style-name="T6"><text:s text:c="2"/></text:span><text:span text:style-name="T3">int</text:span><text:span text:style-name="T4"> </text:span><text:span text:style-name="T7">glob_var</text:span><text:span text:style-name="T4"> = </text:span><text:span text:style-name="T5">rand</text:span><text:span text:style-name="T4">();</text:span></text:p>
            <text:p text:style-name="P6"><text:span text:style-name="T8"><text:s text:c="2"/></text:span><text:span text:style-name="T9">return</text:span><text:span text:style-name="T4"> </text:span><text:span text:style-name="T7">glob_var</text:span><text:span text:style-name="T4">;</text:span></text:p>
            <text:p text:style-name="P7"><text:span text:style-name="T10">}</text:span></text:p>
          </draw:text-box>
        </draw:frame>
        <draw:connector draw:style-name="gr9" draw:text-style-name="P1" draw:layer="layout" svg:x1="14.705cm" svg:y1="5.165cm" svg:x2="15.1cm" svg:y2="6.08cm" draw:start-shape="id1" draw:start-glue-point="1" draw:end-shape="id2" draw:end-glue-point="0" svg:d="M14705 5165h395v915" svg:viewBox="0 0 396 916">
          <text:p/>
        </draw:connector>
        <draw:custom-shape draw:style-name="gr3" draw:text-style-name="P1" xml:id="id12" draw:id="id12" draw:layer="layout" svg:width="5.08cm" svg:height="5.08cm" svg:x="11.795cm" svg:y="11.1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537cm" svg:height="0.878cm" svg:x="12.576cm" svg:y="10.271cm">
          <draw:text-box>
            <text:p text:style-name="P3"><text:span text:style-name="T1">Verlagerung</text:span></text:p>
          </draw:text-box>
        </draw:frame>
        <draw:frame draw:style-name="gr7" draw:text-style-name="P3" draw:layer="layout" svg:width="4.471cm" svg:height="0.47cm" svg:x="4.363cm" svg:y="11.41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3" draw:layer="layout" svg:width="1.424cm" svg:height="0.47cm" svg:x="4.363cm" svg:y="15.5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8" xml:id="id3" draw:id="id3" draw:layer="layout" svg:width="2.331cm" svg:height="1.244cm" svg:x="4.363cm" svg:y="11.998cm">
          <draw:text-box>
            <text:p text:style-name="P6"><text:span text:style-name="T3">int</text:span><text:span text:style-name="T4"> </text:span><text:span text:style-name="T5">function</text:span><text:span text:style-name="T4">() {</text:span></text:p>
            <text:p text:style-name="P6"><text:span text:style-name="T11"><text:s text:c="2"/></text:span><text:span text:style-name="T12">bb</text:span></text:p>
            <text:p text:style-name="P7"><text:span text:style-name="T10">}</text:span></text:p>
          </draw:text-box>
        </draw:frame>
        <draw:frame draw:style-name="gr8" draw:text-style-name="P8" xml:id="id4" draw:id="id4" draw:layer="layout" svg:width="2.331cm" svg:height="1.906cm" svg:x="6.543cm" svg:y="13.699cm">
          <draw:text-box>
            <text:p text:style-name="P9"><text:span text:style-name="T3">int</text:span><text:span text:style-name="T4"> </text:span><text:span text:style-name="T5">function</text:span><text:span text:style-name="T4">() {</text:span></text:p>
            <text:p text:style-name="P9"><text:span text:style-name="T13"><text:s text:c="2"/></text:span><text:span text:style-name="T5">sem_wait</text:span><text:span text:style-name="T13">();</text:span></text:p>
            <text:p text:style-name="P9"><text:span text:style-name="T14"><text:s text:c="2"/></text:span><text:span text:style-name="T14">bb</text:span></text:p>
            <text:p text:style-name="P9"><text:span text:style-name="T15"><text:s text:c="2"/></text:span><text:span text:style-name="T16">sem_post</text:span><text:span text:style-name="T15">();</text:span></text:p>
            <text:p text:style-name="P6"><text:span text:style-name="T4">}</text:span></text:p>
          </draw:text-box>
        </draw:frame>
        <draw:connector draw:style-name="gr9" draw:text-style-name="P1" draw:layer="layout" svg:x1="6.694cm" svg:y1="12.62cm" svg:x2="7.708cm" svg:y2="13.699cm" draw:start-shape="id3" draw:start-glue-point="1" draw:end-shape="id4" draw:end-glue-point="0" svg:d="M6694 12620h1014v1079" svg:viewBox="0 0 1015 1080">
          <text:p/>
        </draw:connector>
        <draw:frame draw:style-name="gr7" draw:text-style-name="P3" draw:layer="layout" svg:width="4.471cm" svg:height="0.47cm" svg:x="11.983cm" svg:y="11.41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3" draw:layer="layout" svg:width="1.424cm" svg:height="0.47cm" svg:x="11.983cm" svg:y="15.51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8" xml:id="id5" draw:id="id5" draw:layer="layout" svg:width="2.331cm" svg:height="1.244cm" svg:x="11.983cm" svg:y="11.998cm">
          <draw:text-box>
            <text:p text:style-name="P6"><text:span text:style-name="T3">int</text:span><text:span text:style-name="T4"> </text:span><text:span text:style-name="T5">function</text:span><text:span text:style-name="T4">() {</text:span></text:p>
            <text:p text:style-name="P6"><text:span text:style-name="T11"><text:s text:c="2"/></text:span><text:span text:style-name="T12">bb</text:span></text:p>
            <text:p text:style-name="P7"><text:span text:style-name="T10">}</text:span></text:p>
          </draw:text-box>
        </draw:frame>
        <draw:frame draw:style-name="gr10" draw:text-style-name="P10" xml:id="id6" draw:id="id6" draw:layer="layout" svg:width="4.064cm" svg:height="2.237cm" svg:x="12.684cm" svg:y="13.319cm">
          <draw:text-box>
            <text:p text:style-name="P9"><text:span text:style-name="T3">void </text:span><text:span text:style-name="T5">new_func</text:span><text:span text:style-name="T4">() {</text:span></text:p>
            <text:p text:style-name="P9"><text:span text:style-name="T3"><text:s text:c="2"/></text:span><text:span text:style-name="T17">bb</text:span></text:p>
            <text:p text:style-name="P9"><text:span text:style-name="T4">}</text:span></text:p>
            <text:p text:style-name="P9"><text:span text:style-name="T3">int</text:span><text:span text:style-name="T4"> </text:span><text:span text:style-name="T5">function</text:span><text:span text:style-name="T4">() {</text:span></text:p>
            <text:p text:style-name="P9"><text:span text:style-name="T15"><text:s text:c="2"/></text:span><text:span text:style-name="T16">pthread_create</text:span><text:span text:style-name="T15">(ne</text:span><text:span text:style-name="T15">w_func);</text:span></text:p>
            <text:p text:style-name="P6"><text:span text:style-name="T4">}</text:span></text:p>
          </draw:text-box>
        </draw:frame>
        <draw:connector draw:style-name="gr9" draw:text-style-name="P1" draw:layer="layout" svg:x1="14.314cm" svg:y1="12.62cm" svg:x2="14.716cm" svg:y2="13.319cm" draw:start-shape="id5" draw:start-glue-point="1" draw:end-shape="id6" draw:end-glue-point="0" svg:d="M14314 12620h402v699" svg:viewBox="0 0 403 700">
          <text:p/>
        </draw:connector>
        <draw:custom-shape draw:style-name="gr11" draw:text-style-name="P11" xml:id="id9" draw:id="id9" draw:layer="layout" svg:width="1.016cm" svg:height="1.016cm" svg:x="10.017cm" svg:y="5.5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2.905cm" svg:y1="4.556cm" svg:x2="4.175cm" svg:y2="6.08cm" draw:start-shape="id7" draw:start-glue-point="8" draw:end-shape="id8" svg:d="M2905 4556v1524h1270" svg:viewBox="0 0 1271 1525">
          <text:p/>
        </draw:connector>
        <draw:connector draw:style-name="gr9" draw:text-style-name="P1" draw:layer="layout" svg:x1="9.255cm" svg:y1="6.08cm" svg:x2="10.017cm" svg:y2="6.08cm" draw:start-shape="id8" draw:start-glue-point="1" draw:end-shape="id9" draw:end-glue-point="5" svg:d="M9255 6080h762" svg:viewBox="0 0 763 1">
          <text:p/>
        </draw:connector>
        <draw:connector draw:style-name="gr9" draw:text-style-name="P1" draw:layer="layout" svg:x1="11.033cm" svg:y1="6.08cm" svg:x2="11.795cm" svg:y2="6.08cm" draw:start-shape="id9" draw:start-glue-point="7" draw:end-shape="id10" draw:end-glue-point="3" svg:d="M11033 6080h762" svg:viewBox="0 0 763 1">
          <text:p/>
        </draw:connector>
        <draw:connector draw:style-name="gr9" draw:text-style-name="P1" draw:layer="layout" svg:x1="16.875cm" svg:y1="6.08cm" svg:x2="4.175cm" svg:y2="13.7cm" draw:start-shape="id10" draw:start-glue-point="1" draw:end-shape="id11" draw:end-glue-point="3" svg:d="M16875 6080h501v3810h-13702v3810h501" svg:viewBox="0 0 13703 7621">
          <text:p/>
        </draw:connector>
        <draw:connector draw:style-name="gr9" draw:text-style-name="P1" draw:layer="layout" svg:x1="9.255cm" svg:y1="13.7cm" svg:x2="11.795cm" svg:y2="13.7cm" draw:start-shape="id11" draw:start-glue-point="1" draw:end-shape="id12" draw:end-glue-point="3" svg:d="M9255 13700h2540" svg:viewBox="0 0 2541 1">
          <text:p/>
        </draw:connector>
        <draw:custom-shape draw:style-name="gr11" draw:text-style-name="P11" xml:id="id13" draw:id="id13" draw:layer="layout" svg:width="1.016cm" svg:height="1.016cm" svg:x="17.637cm" svg:y="11.2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16.875cm" svg:y1="13.7cm" svg:x2="17.637cm" svg:y2="11.795cm" draw:start-shape="id12" draw:start-glue-point="1" draw:end-shape="id13" draw:end-glue-point="5" svg:d="M16875 13700h381v-1905h381" svg:viewBox="0 0 763 1906">
          <text:p/>
        </draw:connector>
        <draw:connector draw:style-name="gr9" draw:text-style-name="P1" draw:layer="layout" svg:x1="18.145cm" svg:y1="12.303cm" svg:x2="18.145cm" svg:y2="15.351cm" draw:start-shape="id13" draw:start-glue-point="6" draw:end-shape="id14" draw:end-glue-point="4" svg:d="M18145 12303v3048" svg:viewBox="0 0 1 3049">
          <text:p/>
        </draw:connector>
        <draw:connector draw:style-name="gr9" draw:text-style-name="P1" draw:layer="layout" draw:line-skew="-2.547cm" svg:x1="18.145cm" svg:y1="11.287cm" svg:x2="10.525cm" svg:y2="5.572cm" draw:start-shape="id13" draw:start-glue-point="4" draw:end-shape="id9" draw:end-glue-point="4" svg:d="M18145 11287v-8763h-7620v3048" svg:viewBox="0 0 7621 8764">
          <text:p/>
        </draw:connector>
        <draw:frame draw:style-name="gr5" draw:text-style-name="P5" draw:layer="layout" svg:width="4.414cm" svg:height="0.607cm" draw:transform="rotate (1.5707963267949) translate (18.653cm 16.494cm)">
          <draw:text-box>
            <text:p><text:span text:style-name="T18">[keine weiteren Funktionen]</text:span></text:p>
          </draw:text-box>
        </draw:frame>
        <draw:frame draw:style-name="gr5" draw:text-style-name="P5" draw:layer="layout" svg:width="3.118cm" svg:height="0.607cm" draw:transform="rotate (1.5707963267949) translate (18.653cm 11.103cm)">
          <draw:text-box>
            <text:p><text:span text:style-name="T18">[nächste Funktion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Droid Sans Mono" svg:font-family="'Droid Sans Mono', monospace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Tabl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llustration_20_Index_20_1" style:display-name="Illustration Index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Formel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Footer_20_Left" style:display-name="Footer Lef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ing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Abbildung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List" style:family="graphic">
      <style:paragraph-properties fo:margin-top="0cm" fo:margin-bottom="0.436cm" fo:line-height="115%" fo:text-align="justify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9T13:19:13.397226249</meta:creation-date>
    <dc:date>2021-04-19T14:31:30.460242109</dc:date>
    <meta:editing-duration>PT16M28S</meta:editing-duration>
    <meta:editing-cycles>5</meta:editing-cycles>
    <meta:generator>LibreOffice/6.0.7.3$Linux_X86_64 LibreOffice_project/00m0$Build-3</meta:generator>
    <meta:document-statistic meta:object-count="44"/>
  </office:meta>
</office:document-meta>
</file>

<file path=Object 1/content.xml><?xml version="1.0" encoding="utf-8"?>
<math xmlns="http://www.w3.org/1998/Math/MathML" display="block">
  <semantics>
    <mrow>
      <mi mathvariant="italic">for</mi>
      <mi mathvariant="italic">each</mi>
      <mrow>
        <mi mathvariant="italic">var</mi>
        <mo stretchy="false">∈</mo>
        <mi mathvariant="italic">function</mi>
      </mrow>
      <mi mathvariant="normal">:</mi>
      <mi mathvariant="italic">do</mi>
    </mrow>
    <annotation encoding="StarMath 5.0">for each var in function: do</annotation>
  </semantics>
</math>
</file>

<file path=Object 2/content.xml><?xml version="1.0" encoding="utf-8"?>
<math xmlns="http://www.w3.org/1998/Math/MathML" display="block">
  <semantics>
    <mrow>
      <mi mathvariant="italic">end</mi>
      <mi mathvariant="italic">for</mi>
    </mrow>
    <annotation encoding="StarMath 5.0">end for</annotation>
  </semantics>
</math>
</file>

<file path=Object 3/content.xml><?xml version="1.0" encoding="utf-8"?>
<math xmlns="http://www.w3.org/1998/Math/MathML" display="block">
  <semantics>
    <mrow>
      <mi mathvariant="italic">for</mi>
      <mi mathvariant="italic">each</mi>
      <mrow>
        <mi mathvariant="italic">bb</mi>
        <mo stretchy="false">∈</mo>
        <mi mathvariant="italic">function</mi>
      </mrow>
      <mi mathvariant="normal">:</mi>
      <mi mathvariant="italic">do</mi>
    </mrow>
    <annotation encoding="StarMath 5.0">for each bb in function: do</annotation>
  </semantics>
</math>
</file>

<file path=Object 4/content.xml><?xml version="1.0" encoding="utf-8"?>
<math xmlns="http://www.w3.org/1998/Math/MathML" display="block">
  <semantics>
    <mrow>
      <mi mathvariant="italic">end</mi>
      <mi mathvariant="italic">for</mi>
    </mrow>
    <annotation encoding="StarMath 5.0">end for</annotation>
  </semantics>
</math>
</file>

<file path=Object 5/content.xml><?xml version="1.0" encoding="utf-8"?>
<math xmlns="http://www.w3.org/1998/Math/MathML" display="block">
  <semantics>
    <mrow>
      <mi mathvariant="italic">for</mi>
      <mi mathvariant="italic">each</mi>
      <mrow>
        <mi mathvariant="italic">bb</mi>
        <mo stretchy="false">∈</mo>
        <mi mathvariant="italic">function</mi>
      </mrow>
      <mi mathvariant="normal">:</mi>
      <mi mathvariant="italic">do</mi>
    </mrow>
    <annotation encoding="StarMath 5.0">for each bb in function: do</annotation>
  </semantics>
</math>
</file>

<file path=Object 6/content.xml><?xml version="1.0" encoding="utf-8"?>
<math xmlns="http://www.w3.org/1998/Math/MathML" display="block">
  <semantics>
    <mrow>
      <mi mathvariant="italic">end</mi>
      <mi mathvariant="italic">for</mi>
    </mrow>
    <annotation encoding="StarMath 5.0">end for</annotation>
  </semantics>
</math>
</file>